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0be4" officeooo:paragraph-rsid="00120be4"/>
    </style:style>
    <style:style style:name="P2" style:family="paragraph" style:parent-style-name="Standard">
      <style:paragraph-properties fo:line-height="100%" fo:text-align="justify" style:justify-single-word="false"/>
      <style:text-properties officeooo:rsid="00120be4" officeooo:paragraph-rsid="0012bbbf"/>
    </style:style>
    <style:style style:name="P3" style:family="paragraph" style:parent-style-name="Standard">
      <style:paragraph-properties fo:line-height="100%"/>
      <style:text-properties officeooo:rsid="00120be4" officeooo:paragraph-rsid="00120be4"/>
    </style:style>
    <style:style style:name="P4" style:family="paragraph" style:parent-style-name="Standard">
      <style:text-properties officeooo:rsid="0014de62" officeooo:paragraph-rsid="0014de62"/>
    </style:style>
    <style:style style:name="P5" style:family="paragraph" style:parent-style-name="Standard">
      <style:text-properties officeooo:rsid="0015b1f5" officeooo:paragraph-rsid="0015b1f5"/>
    </style:style>
    <style:style style:name="P6" style:family="paragraph" style:parent-style-name="Standard">
      <style:text-properties officeooo:rsid="0019a6a7" officeooo:paragraph-rsid="0019a6a7"/>
    </style:style>
    <style:style style:name="P7" style:family="paragraph" style:parent-style-name="Standard">
      <style:text-properties officeooo:rsid="001a053d" officeooo:paragraph-rsid="001b7cd2"/>
    </style:style>
    <style:style style:name="P8" style:family="paragraph" style:parent-style-name="Standard">
      <style:text-properties officeooo:rsid="001b7cd2" officeooo:paragraph-rsid="001b7cd2"/>
    </style:style>
    <style:style style:name="P9" style:family="paragraph" style:parent-style-name="Standard">
      <style:text-properties officeooo:rsid="001daf8c" officeooo:paragraph-rsid="001daf8c"/>
    </style:style>
    <style:style style:name="T1" style:family="text">
      <style:text-properties officeooo:rsid="0012bbbf"/>
    </style:style>
    <style:style style:name="T2" style:family="text">
      <style:text-properties officeooo:rsid="001594b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7cd2"/>
    </style:style>
    <style:style style:name="T5" style:family="text">
      <style:text-properties officeooo:rsid="001d0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věry:</text:p>
      <text:p text:style-name="P1"/>
      <text:p text:style-name="P5">Limitace velikost soucastek, nedostatek vakua. </text:p>
      <text:p text:style-name="P5"/>
      <text:p text:style-name="P1"/>
      <text:p text:style-name="P1"/>
      <text:p text:style-name="P1">SW:</text:p>
      <text:p text:style-name="P2">Mnou stanovený požadavek na multiplatformí SW byl splněn, ale bohužel nedošlo na jeho verifikaci v praxi. Všechny testy byly prováděny pouze na operačním systému Fedora 21 (Linux). <text:s/><text:span text:style-name="T1">M</text:span>ožná inkompatibilita <text:span text:style-name="T1">hrozila </text:span>v různém přístupu <text:span text:style-name="T1">systémů </text:span>k hardware, konkrétně <text:span text:style-name="T1">k sériovému portu</text:span> <text:span text:style-name="T1">a dále v kompatibilitě grafického rozhraní. Pro eliminaci problémů s HW byla použita knihovna PySerial, která je dostupná ve verzích pro Windows, Linux i MacOS/X. Stejně tak použitý framework na grafické rozhraní PyQt je dostupný pro již zmíněně operační systémi.</text:span></text:p>
      <text:p text:style-name="P2">Při spoušění programu na <text:span text:style-name="T1">jiných platformách než Linux</text:span> se <text:span text:style-name="T1">tak </text:span>nepředpokládají žádné problémy.</text:p>
      <text:p text:style-name="P3"/>
      <text:p text:style-name="P9">\\</text:p>
      <text:p text:style-name="P4">HW:</text:p>
      <text:p text:style-name="P4">Při návrhu a následném testování elektroniky jsem získal velice cenné zkušenosti z oblasti elektromagnetické kompatibility. První prototyp navržené elektroniky byl náchylný na elektromagnetickou susceptibilitu a z toho důvodu docházelo k výpadkům komunkace přes USB rozhraní. Po nastudování nesčetných zdrojů se povedlo v druhé revizi problém eliminovat. A to za pomocí filtrů na signálových cestách <text:span text:style-name="T2">a striktním dodržení návrhových pravidel daných výrobcem mikrokontroléru.</text:span></text:p>
      <text:p text:style-name="P4"/>
      <text:p text:style-name="P6">Využití:</text:p>
      <text:p text:style-name="P7">Jak bylo naznačeno v kapitole <text:span text:style-name="T3">XXX,</text:span> osazovací automat může být po úpravě řídícího SW využit i pro automatickou optickou inspekci (AOI) osazených a zapájených DPS. <text:span text:style-name="T4">Spojil by tak dva kroky výrobního procesu DPS do jednoho přístroje.</text:span></text:p>
      <text:p text:style-name="P8">Realizovaná konstrukce je poměrně univerzální a mohla by najít využítí <text:span text:style-name="T5">také </text:span>jako manipulační ro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1T20:30:15.780056821</meta:creation-date>
    <dc:date>2015-05-12T03:08:19.990030890</dc:date>
    <dc:creator>Hyna </dc:creator>
    <meta:editing-duration>PT11H57M11S</meta:editing-duration>
    <meta:editing-cycles>9</meta:editing-cycles>
    <meta:generator>LibreOffice/4.3.6.2$Linux_X86_64 LibreOffice_project/430$Build-2</meta:generator>
    <meta:document-statistic meta:table-count="0" meta:image-count="0" meta:object-count="0" meta:page-count="1" meta:paragraph-count="11" meta:word-count="215" meta:character-count="1504" meta:non-whitespace-character-count="1298"/>
  </office:meta>
</office:document-meta>
</file>